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ím" style:master-page-name="MP0">
      <style:paragraph-properties style:page-number="auto" fo:break-before="page"/>
      <style:text-properties fo:language="hu" fo:country="HU"/>
    </style:style>
    <style:style style:name="P2" style:family="paragraph" style:parent-style-name="Text_20_body">
      <style:paragraph-properties fo:break-before="page"/>
      <style:text-properties fo:language="hu" fo:country="HU"/>
    </style:style>
    <style:style style:name="P3" style:family="paragraph" style:parent-style-name="Alcím">
      <style:text-properties fo:language="hu" fo:country="HU"/>
    </style:style>
    <style:style style:name="P4" style:family="paragraph" style:parent-style-name="Címsor_20_1">
      <style:paragraph-properties>
        <style:tab-stops>
          <style:tab-stop style:position="6.8126in" style:type="right"/>
        </style:tab-stops>
      </style:paragraph-properties>
      <style:text-properties fo:language="hu" fo:country="HU"/>
    </style:style>
    <style:style style:name="P5" style:family="paragraph" style:parent-style-name="Heading_20_1">
      <style:paragraph-properties>
        <style:tab-stops>
          <style:tab-stop style:position="6.8126in" style:type="right"/>
        </style:tab-stops>
      </style:paragraph-properties>
      <style:text-properties officeooo:rsid="0010da7a" officeooo:paragraph-rsid="0010da7a"/>
    </style:style>
    <style:style style:name="P6" style:family="paragraph" style:parent-style-name="Text_20_body">
      <style:paragraph-properties>
        <style:tab-stops>
          <style:tab-stop style:position="6.8126in" style:type="right"/>
        </style:tab-stops>
      </style:paragraph-properties>
      <style:text-properties officeooo:rsid="0010da7a" officeooo:paragraph-rsid="0010da7a"/>
    </style:style>
    <style:style style:name="P7" style:family="paragraph" style:parent-style-name="Alcím">
      <style:paragraph-properties fo:break-before="page"/>
      <style:text-properties fo:language="hu" fo:country="HU" officeooo:rsid="0010ca2b" officeooo:paragraph-rsid="0010ca2b"/>
    </style:style>
    <style:style style:name="P8" style:family="paragraph" style:parent-style-name="Címsor_20_1">
      <style:text-properties fo:language="hu" fo:country="HU"/>
    </style:style>
    <style:style style:name="P9" style:family="paragraph" style:parent-style-name="Text_20_body">
      <style:text-properties fo:language="hu" fo:country="HU"/>
    </style:style>
    <style:style style:name="P10" style:family="paragraph" style:parent-style-name="Subtitle">
      <style:paragraph-properties fo:break-before="page"/>
      <style:text-properties officeooo:paragraph-rsid="0010da7a"/>
    </style:style>
    <style:style style:name="P11" style:family="paragraph" style:parent-style-name="Text_20_body">
      <style:text-properties officeooo:paragraph-rsid="0010da7a"/>
    </style:style>
    <style:style style:name="T1" style:family="text">
      <style:text-properties officeooo:rsid="0010ca2b"/>
    </style:style>
    <style:style style:name="T2" style:family="text">
      <style:text-properties fo:language="hu" fo:country="HU"/>
    </style:style>
    <style:style style:name="T3" style:family="text">
      <style:text-properties fo:language="hu" fo:country="HU" officeooo:rsid="0010da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wnHub Dokumentáció</text:p>
      <text:p text:style-name="P2"/>
      <text:p text:style-name="P3"><text:bookmark text:name="contents"/>Tartalomjegyzék</text:p>
      <text:h text:style-name="P4" text:outline-level="1"><text:bookmark-start text:name="__RefNumPara__26_3505981270"/>Tartalomjegyzék<text:tab/>2.<text:bookmark-end text:name="__RefNumPara__26_3505981270"/></text:h>
      <text:h text:style-name="P4" text:outline-level="1"><text:span text:style-name="T1">Feladatspecifikáció</text:span> <text:tab/>3.</text:h>
      <text:p text:style-name="P5"><text:span text:style-name="T2">Adatbázis</text:span><text:tab/>4.</text:p>
      <text:p text:style-name="P6"/>
      <text:p text:style-name="P7">Feladatspecifikáció</text:p>
      <text:h text:style-name="P8" text:outline-level="1">A projekt témája, témaválasztás</text:h>
      <text:p text:style-name="P9">Projektünknek egy életszerű és életképes ötletet akartunk választani. Még tavaly kezdtünk el dolgozni egy zálogházmenedzsment-projekten, amelynek alapötlete a nyár során forrta ki magát a PawnHub zálogházmenedzsment és adok-veszek oldallá. A témában való gondolkodás a csapat mindkét tagja általi pénz iránti érdeklődés alapján jött, mivel a pénz beváltható anyagi javakra és szolgáltatásokra.</text:p>
      <text:h text:style-name="P8" text:outline-level="1">Célkitűzés</text:h>
      <text:p text:style-name="Text_20_body"><text:span text:style-name="Bekezdés_20_alapbetűtípusa"><text:span text:style-name="T2">A projekttel célunk volt egy könnyen használható felület építése, mely akár technológiailag kevésbé tapasztalt személyek számára is viszonylag egyszerűen kezelhető, mind a bolt, mind az ügyfél oldaláról. A platform engedi zálogtárgyak és záloghitelek felvitelét, amelyek lejáratakor a meg nem váltott zálogtárgyak automatikusan a termékek listába kerülnek. A különböző üzletek és záloghitelek előzetes megbeszélésére a platformon belüli üzenetek adnak lehetőséget. A zálogházaknak emellett lehetőségük van olyan ügyfelek adatainak tárolására akiknek nincs profil</text:span></text:span><text:span text:style-name="Bekezdés_20_alapbetűtípusa"><text:span text:style-name="T3">j</text:span></text:span><text:span text:style-name="Bekezdés_20_alapbetűtípusa"><text:span text:style-name="T2">uk az oldalon.</text:span></text:span></text:p>
      <text:p text:style-name="P10"><text:span text:style-name="Bekezdés_20_alapbetűtípusa"><text:span text:style-name="T3">Adatbázis</text:span></text:span></text:p>
      <text:p text:style-name="P11"><text:span text:style-name="Bekezdés_20_alapbetűtípusa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ímsor_20_1" style:display-name="Címsor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Címsor_20_2" style:display-name="Címsor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Normá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Képaláírás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Cím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Alcím" style:family="paragraph" style:parent-style-name="Heading" style:next-style-name="Text_20_body">
      <style:paragraph-properties fo:margin-top="0.0417in" fo:margin-bottom="0in" style:contextual-spacing="false" fo:text-align="center" style:justify-single-word="false" fo:hyphenation-ladder-count="no-limit" fo:hyphenation-keep="auto" loext:hyphenation-keep-type="column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ekezdés_20_alapbetűtípusa" style:display-name="Bekezdés alapbetűtípusa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1$Windows_x86 LibreOffice_project/65412f067af443213e726c93f137ccc85c9a1e06</meta:generator>
    <meta:creation-date>2025-03-24T08:32:00Z</meta:creation-date>
    <dc:date>2025-03-28T11:57:59.823000000</dc:date>
    <meta:editing-cycles>9</meta:editing-cycles>
    <meta:editing-duration>PT23M29S</meta:editing-duration>
    <meta:document-statistic meta:table-count="0" meta:image-count="0" meta:object-count="0" meta:page-count="4" meta:paragraph-count="11" meta:word-count="140" meta:character-count="1127" meta:non-whitespace-character-count="997"/>
    <meta:template xlink:type="simple" xlink:actuate="onRequest" xlink:title="" xlink:href="Normal.dotm"/>
  </office:meta>
</office:document-meta>
</file>